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officeooo:rsid="0019d324" officeooo:paragraph-rsid="001a1424"/>
    </style:style>
    <style:style style:name="P2" style:family="paragraph" style:parent-style-name="Standard">
      <style:text-properties officeooo:rsid="0019d324" officeooo:paragraph-rsid="0019d324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normal">
      <style:paragraph-properties fo:margin-left="0.3cm" fo:line-height="150%" fo:text-align="justify" style:justify-single-word="false" fo:text-indent="0cm" style:auto-text-indent="false"/>
      <style:text-properties fo:language="pt" fo:country="BR" officeooo:paragraph-rsid="0019d324"/>
    </style:style>
    <style:style style:name="P5" style:family="paragraph" style:parent-style-name="normal">
      <style:paragraph-properties fo:margin-left="0.3cm" fo:line-height="150%" fo:text-align="justify" style:justify-single-word="false" fo:text-indent="0cm" style:auto-text-indent="false"/>
      <style:text-properties fo:language="pt" fo:country="BR" fo:font-weight="normal" officeooo:rsid="0019d324" officeooo:paragraph-rsid="0019d324" style:font-weight-asian="normal" style:font-weight-complex="normal"/>
    </style:style>
    <style:style style:name="P6" style:family="paragraph" style:parent-style-name="Text_20_body">
      <style:text-properties officeooo:paragraph-rsid="001a1424"/>
    </style:style>
    <style:style style:name="P7" style:family="paragraph" style:parent-style-name="Standard">
      <style:text-properties officeooo:paragraph-rsid="0019d324"/>
    </style:style>
    <style:style style:name="P8" style:family="paragraph" style:parent-style-name="Text_20_body">
      <style:text-properties officeooo:paragraph-rsid="0019d324"/>
    </style:style>
    <style:style style:name="P9" style:family="paragraph" style:parent-style-name="Heading_20_3">
      <style:text-properties officeooo:rsid="001e5439" officeooo:paragraph-rsid="001e5fb3"/>
    </style:style>
    <style:style style:name="P10" style:family="paragraph" style:parent-style-name="Standard">
      <style:text-properties officeooo:rsid="0019d324" officeooo:paragraph-rsid="0019d324"/>
    </style:style>
    <style:style style:name="P11" style:family="paragraph" style:parent-style-name="Standard">
      <style:text-properties officeooo:rsid="0019d324" officeooo:paragraph-rsid="001a1424"/>
    </style:style>
    <style:style style:name="P12" style:family="paragraph" style:parent-style-name="Standard">
      <style:text-properties officeooo:paragraph-rsid="001ab042"/>
    </style:style>
    <style:style style:name="P13" style:family="paragraph" style:parent-style-name="Standard">
      <style:text-properties officeooo:rsid="001e5439" officeooo:paragraph-rsid="001e5fb3"/>
    </style:style>
    <style:style style:name="P14" style:family="paragraph" style:parent-style-name="Standard">
      <style:text-properties fo:font-size="10pt" officeooo:rsid="001e5439" officeooo:paragraph-rsid="001e5fb3" style:font-size-asian="10pt" style:font-size-complex="10pt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  <style:text-properties officeooo:paragraph-rsid="001ab042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ab042"/>
    </style:style>
    <style:style style:name="P20" style:family="paragraph" style:parent-style-name="Text_20_body">
      <style:text-properties officeooo:rsid="0019d324" officeooo:paragraph-rsid="0019d324"/>
    </style:style>
    <style:style style:name="P21" style:family="paragraph" style:parent-style-name="Text_20_body">
      <style:text-properties officeooo:paragraph-rsid="001b7b31"/>
    </style:style>
    <style:style style:name="P22" style:family="paragraph" style:parent-style-name="Text_20_body">
      <style:text-properties officeooo:rsid="001bb19c" officeooo:paragraph-rsid="001bb19c"/>
    </style:style>
    <style:style style:name="P23" style:family="paragraph" style:parent-style-name="Text_20_body">
      <style:text-properties officeooo:paragraph-rsid="001c834f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1c834f"/>
    </style:style>
    <style:style style:name="P25" style:family="paragraph" style:parent-style-name="Text_20_body">
      <style:text-properties officeooo:paragraph-rsid="001e5439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1fbdbd"/>
    </style:style>
    <style:style style:name="P27" style:family="paragraph" style:parent-style-name="normal">
      <style:paragraph-properties fo:margin-left="4.272cm" fo:margin-right="4.223cm" fo:margin-top="0.097cm" fo:margin-bottom="0cm" style:contextual-spacing="false" fo:line-height="100%" fo:text-align="center" style:justify-single-word="false" fo:text-indent="0cm" style:auto-text-indent="false"/>
      <style:text-properties fo:language="pt" fo:country="BR" officeooo:paragraph-rsid="0019d324"/>
    </style:style>
    <style:style style:name="P28" style:family="paragraph" style:parent-style-name="normal">
      <style:paragraph-properties fo:margin-left="4.272cm" fo:margin-right="4.223cm" fo:margin-top="0.097cm" fo:margin-bottom="0cm" style:contextual-spacing="false" fo:line-height="100%" fo:text-align="center" style:justify-single-word="false" fo:text-indent="0cm" style:auto-text-indent="false"/>
      <style:text-properties officeooo:paragraph-rsid="0019d324"/>
    </style:style>
    <style:style style:name="P29" style:family="paragraph" style:parent-style-name="normal">
      <style:paragraph-properties fo:margin-left="0.3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1a1424" officeooo:paragraph-rsid="001a1424" style:font-name-asian="Arial2" style:font-size-asian="12pt" style:font-weight-asian="normal" style:font-name-complex="Arial2" style:font-size-complex="12pt" style:font-weight-complex="normal"/>
    </style:style>
    <style:style style:name="T1" style:family="text">
      <style:text-properties officeooo:rsid="001a1424"/>
    </style:style>
    <style:style style:name="T2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3" style:family="text">
      <style:text-properties style:font-name="Arial" fo:font-size="12pt" fo:language="pt" fo:country="BR" fo:font-weight="bold" style:font-name-asian="Arial2" style:font-size-asian="12pt" style:font-weight-asian="bold" style:font-name-complex="Arial2" style:font-size-complex="12pt"/>
    </style:style>
    <style:style style:name="T4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5" style:family="text">
      <style:text-properties style:font-name="Arial" fo:font-size="12pt" style:font-name-asian="Arial2" style:font-size-asian="12pt" style:font-name-complex="Arial2" style:font-size-complex="12pt"/>
    </style:style>
    <style:style style:name="T6" style:family="text">
      <style:text-properties officeooo:rsid="001ab042"/>
    </style:style>
    <style:style style:name="T7" style:family="text">
      <style:text-properties style:font-name="TimesNewRomanPSMT" fo:font-size="12pt" style:font-size-asian="12pt"/>
    </style:style>
    <style:style style:name="T8" style:family="text">
      <style:text-properties style:font-name="TimesNewRomanPSMT" fo:font-size="12pt" officeooo:rsid="001ab042" style:font-size-asian="12pt"/>
    </style:style>
    <style:style style:name="T9" style:family="text">
      <style:text-properties style:font-name="TimesNewRomanPSMT" fo:font-size="12pt" officeooo:rsid="001b7b31" style:font-size-asian="12pt"/>
    </style:style>
    <style:style style:name="T10" style:family="text">
      <style:text-properties style:font-name="TimesNewRomanPSMT" fo:font-size="12pt" officeooo:rsid="001c834f" style:font-size-asian="12pt"/>
    </style:style>
    <style:style style:name="T11" style:family="text">
      <style:text-properties style:font-name="TimesNewRomanPSMT" fo:font-size="12pt" officeooo:rsid="001e5439" style:font-size-asian="12pt"/>
    </style:style>
    <style:style style:name="T12" style:family="text">
      <style:text-properties style:font-name="TimesNewRomanPSMT" fo:font-size="12pt" officeooo:rsid="001e5fb3" style:font-size-asian="12pt"/>
    </style:style>
    <style:style style:name="T13" style:family="text">
      <style:text-properties style:font-name="TimesNewRomanPSMT" fo:font-size="10pt" style:font-size-asian="10pt"/>
    </style:style>
    <style:style style:name="T14" style:family="text">
      <style:text-properties officeooo:rsid="001b7b3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c834f"/>
    </style:style>
    <style:style style:name="T17" style:family="text">
      <style:text-properties officeooo:rsid="001e5fb3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e5fb3" style:font-size-asian="12pt" style:font-weight-asian="normal" style:font-size-complex="12pt" style:font-weight-complex="normal"/>
    </style:style>
    <style:style style:name="T21" style:family="text">
      <style:text-properties fo:font-size="12pt" fo:font-weight="bold" officeooo:rsid="001e5fb3" style:font-size-asian="12pt" style:font-weight-asian="bold" style:font-size-complex="12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e5fb3" style:font-weight-asian="normal" style:font-weight-complex="normal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1b7b31" style:font-size-asian="11pt" style:font-size-complex="11pt"/>
    </style:style>
    <style:style style:name="T26" style:family="text">
      <style:text-properties fo:font-size="11pt" officeooo:rsid="001e5fb3" style:font-size-asian="11pt" style:font-size-complex="11pt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1e5fb3" style:font-size-asian="11pt" style:font-weight-asian="normal" style:font-size-complex="11pt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officeooo:rsid="001b7b31" style:font-size-asian="10pt" style:font-size-complex="10pt"/>
    </style:style>
    <style:style style:name="T31" style:family="text">
      <style:text-properties fo:font-size="10pt" officeooo:rsid="001e5fb3" style:font-size-asian="10pt" style:font-size-complex="10pt"/>
    </style:style>
    <style:style style:name="T32" style:family="text">
      <style:text-properties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01e5fb3" style:font-size-asian="10pt" style:font-weight-asian="normal" style:font-size-complex="10pt" style:font-weight-complex="normal"/>
    </style:style>
    <style:style style:name="T34" style:family="text">
      <style:text-properties officeooo:rsid="001ea49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4">IFSC - </text:span>COM221A01 – COMUNICAÇÃO E EXPRESSÃO (2024.2 – T01)</text:p>
      <text:p text:style-name="P1">Aluno: Juno Costa Kim – Eng<text:span text:style-name="T1">enharia</text:span> Eletrônica </text:p>
      <text:p text:style-name="P3"><text:span text:style-name="T2"/></text:p>
      <text:p text:style-name="P27" loext:marker-style-name="T2"><text:span text:style-name="T2">ROTEIRO DE VISITA À ESCOLA</text:span></text:p>
      <text:p text:style-name="P28" loext:marker-style-name="T2"/>
      <text:p text:style-name="Text_20_body">A <text:span text:style-name="Strong_20_Emphasis">Escola do Futuro</text:span> do <text:span text:style-name="Strong_20_Emphasis">bairro Tapera</text:span>, em <text:span text:style-name="Strong_20_Emphasis">Florianópolis</text:span>, é um projeto inovador que utiliza <text:span text:style-name="Strong_20_Emphasis">metodologias ativas</text:span> e <text:span text:style-name="Strong_20_Emphasis">tecnologia</text:span> para transformar a educação. Os principais pontos incluem:</text:p>
      <text:list text:style-name="L1">
        <text:list-item>
          <text:p text:style-name="P16"><text:span text:style-name="Strong_20_Emphasis">Metodologias Ativas</text:span>: Aprendizado colaborativo e prático, com foco em resolução de problemas e pensamento crítico.</text:p>
        </text:list-item>
        <text:list-item>
          <text:p text:style-name="P16"><text:span text:style-name="Strong_20_Emphasis">Tecnologia</text:span>: Uso de ferramentas digitais, como tablets e lousas interativas, para tornar o ensino mais interativo e personalizado.</text:p>
        </text:list-item>
        <text:list-item>
          <text:p text:style-name="P16"><text:span text:style-name="Strong_20_Emphasis">Espaços Flexíveis</text:span>: Ambientes adaptáveis que estimulam o trabalho em grupo e a criatividade.</text:p>
        </text:list-item>
        <text:list-item>
          <text:p text:style-name="P16"><text:span text:style-name="Strong_20_Emphasis">Habilidades do Século XXI</text:span>: Desenvolvimento de competências como comunicação, colaboração e criatividade.</text:p>
        </text:list-item>
        <text:list-item>
          <text:p text:style-name="P16"><text:span text:style-name="Strong_20_Emphasis">Educação Cidadã e Sustentabilidade</text:span>: Foco em valores cívicos e práticas ambientais.</text:p>
        </text:list-item>
        <text:list-item>
          <text:p text:style-name="P15"><text:span text:style-name="Strong_20_Emphasis">Formação de Professores</text:span>: Capacitação contínua para garantir a qualidade do ensino.</text:p>
        </text:list-item>
      </text:list>
      <text:p text:style-name="P6">A <text:span text:style-name="Strong_20_Emphasis">Escola do Futuro</text:span>, atende a <text:span text:style-name="Strong_20_Emphasis">educação básica</text:span>, abrangendo os seguintes níveis de ensino:</text:p>
      <text:list text:style-name="L2">
        <text:list-item>
          <text:p text:style-name="P17"><text:span text:style-name="Strong_20_Emphasis"><text:span text:style-name="T6">E</text:span></text:span><text:span text:style-name="Strong_20_Emphasis">nsino Fundamental</text:span>: A escola oferece <text:span text:style-name="Strong_20_Emphasis">anos iniciais</text:span> (1º ao 5º ano) e <text:span text:style-name="Strong_20_Emphasis">anos finais</text:span> (6º ao 9º ano);</text:p>
        </text:list-item>
        <text:list-item>
          <text:p text:style-name="P18"><text:span text:style-name="Strong_20_Emphasis">Educação </text:span><text:span text:style-name="Strong_20_Emphasis"><text:span text:style-name="T6">EJA</text:span></text:span>: <text:span text:style-name="T6">a partir das 18:00hs</text:span></text:p>
        </text:list-item>
      </text:list>
      <text:p text:style-name="P19"/>
      <text:p text:style-name="Text_20_body">O objetivo é preparar os alunos para os desafios do futuro, conectando a educação às necessidades da sociedade moderna.</text:p>
      <text:p text:style-name="P7"/>
      <text:p text:style-name="P2">Onde fica a escola e como é a caracterização socioeconômica do bairro: </text:p>
      <text:p text:style-name="P2"/>
      <text:p text:style-name="P12"><text:span text:style-name="T6">O endereço de localização da escola é na </text:span><text:span text:style-name="T7">Rod. Açoriana, S/N – Bairro: Tapera – </text:span><text:span text:style-name="T8">Florianópolis, SC.</text:span></text:p>
      <text:p text:style-name="P8">A distância entre o <text:span text:style-name="Strong_20_Emphasis">bairro Tapera</text:span>, em <text:span text:style-name="Strong_20_Emphasis">Florianópolis</text:span>, e o <text:span text:style-name="Strong_20_Emphasis">centro de Florianópolis</text:span> é de aproximadamente <text:span text:style-name="Strong_20_Emphasis">15 a 20 km</text:span>, dependendo da rota escolhida. A viagem de carro geralmente leva entre <text:span text:style-name="Strong_20_Emphasis">20 a 30 minutos</text:span>, dependendo do tráfego e das condições da estrada.</text:p>
      <text:p text:style-name="P20">A principal rota é pela <text:span text:style-name="Strong_20_Emphasis">SC-401</text:span> ou outras vias mais próximas, como a <text:span text:style-name="Strong_20_Emphasis">R</text:span><text:span text:style-name="Strong_20_Emphasis"><text:span text:style-name="T6">odovia Açoriana</text:span></text:span>, que ligam o bairro Tapera ao centro da cidade.</text:p>
      <text:p text:style-name="P21"><text:span text:style-name="T14">Segundo dados, “</text:span><text:span text:style-name="T7">A Escola atende 13 turmas do Ensino Fundamental, sendo 5 turmas dos Anos Iniciais em tempo integral e 8 turmas dos Anos Finais em tempo parcial com atendimento no </text:span><text:span text:style-name="T9">contra turno através de clubes e projetos. </text:span></text:p>
      <text:p text:style-name="P25"><text:span text:style-name="T9">A estrutura f</text:span><text:span text:style-name="T7">ísica da Escola é composta por 17 salas de aula/laboratórios, sendo 5 salas referência para Anos Iniciais e 12 ambientes didáticos (Laboratório de Língua Portuguesa, Laboratório de Matemática, Laboratório de História, Laboratório de Geografia, Laboratório de Línguas(inglês/libras), 2 Laboratório de Ciências, Laboratório de Educação Física/Dança, Sala de Artes Visuais, Sala de Música, Sala de Tecnologias, Espaço Maker), Biblioteca, Sala de Leitura, Sala Multimeios, Sala dos Professore</text:span><text:span text:style-name="T9">s, …”. </text:span><text:span text:style-name="T11">(PPP, 2023)</text:span></text:p>
      <text:p text:style-name="P21"><text:soft-page-break/><text:span text:style-name="T9"/></text:p>
      <text:p text:style-name="P22"><text:span text:style-name="T9">A </text:span><text:span text:style-name="T7">escola atende mais de 500 estudantes, mais de 400 do 1° ao 9° ano do Ensino Fundamental e uma média de 100 com a Educação de Jovens e Adultos (EJA) no período noturno. </text:span></text:p>
      <text:p text:style-name="P26"><text:span text:style-name="T7">Por ser um bairro pouco explorado pelo turismo e ter poucos meios de hospedagem, além de alguns imóveis mais simples, a região é considerada como bom custo-benefício, entre os melhores do Sul da Ilha neste quesito.</text:span></text:p>
      <text:p text:style-name="P23"><text:span text:style-name="T10">“</text:span><text:span text:style-name="T7">Muito procurada por famílias e pescadores, a praia da Tapera é tranquila e o principal lazer dos moradores da região nos finais de semana. No bairro estão duas ilhas famosas: A Ilha Dona Francisca que fica próxima dos ranchos de pesca que estão de frente para o bairro Ribeirão e a Ilha das Laranjeiras que está de frente para a praia da Tapera da Base. Um fato curioso é que em momentos de maré baixa, é possível caminhar por uma faixa estreita do leito do mar que te leva até a Ilha Dona Francisca.” </text:span><text:span text:style-name="T11">(Santa Ilha, </text:span><text:span text:style-name="T12">2024)</text:span></text:p>
      <text:p text:style-name="P24"/>
      <text:p text:style-name="P24"><text:span text:style-name="T3"/></text:p>
      <text:p text:style-name="P24"><text:span text:style-name="T3">Ações da Engenharia Eletrônica</text:span></text:p>
      <text:p text:style-name="P4"><text:span text:style-name="T4"/></text:p>
      <text:p text:style-name="P29">Os calouros do curso de engenharia eletrônica do IFSC da primeira fase, pode contribuir transferindo o conhecimento básico que temos aprendido de forma lúdica para os <text:span text:style-name="T16">estudantes,</text:span> auxiliando-os nos projetos do clube de ciência <text:span text:style-name="T16">e correlatos, atuando sob a tutela d</text:span>os professores promovendo a indissociabilidade do ensino <text:span text:style-name="T16">em conjunto ao</text:span> projeto de extensão, sendo nós, alunos de graduação <text:span text:style-name="T16">e</text:span> protagonista das ações que e<text:span text:style-name="T16">fetivaremos com sucesso de maneira oportuna.</text:span></text:p>
      <text:p text:style-name="P5"><text:span text:style-name="T5"/></text:p>
      <text:p text:style-name="P2"/>
      <text:p text:style-name="P13">Referências: </text:p>
      <text:p text:style-name="P13"/>
      <text:p text:style-name="P13"><text:span text:style-name="T29">PPP </text:span><text:span text:style-name="T30">(Projeto Político Pedagógico</text:span><text:span text:style-name="T29">), </text:span><text:span text:style-name="T31">2023. Disponível em: </text:span><text:a xlink:type="simple" xlink:href="https://sites.google.com/sme.pmf.sc.gov.br/escoladofuturo/documentos/projeto-político-pedagógico" text:style-name="Internet_20_link" text:visited-style-name="Visited_20_Internet_20_Link"><text:span text:style-name="T31">h</text:span><text:span text:style-name="T29">ttps://sites.google.com/sme.pmf.sc.gov.br/escoladofuturo/documentos/projeto-pol%C3%Adtico-pedag%C3%B3gico</text:span></text:a><text:span text:style-name="T29">. </text:span><text:span text:style-name="T31">Acesso em 19/12/2024.</text:span></text:p>
      <text:p text:style-name="P14"/>
      <text:h text:style-name="P9" text:outline-level="3"><text:span text:style-name="Strong_20_Emphasis"><text:span text:style-name="T33">Portal Santa Ilha, </text:span></text:span><text:span text:style-name="Strong_20_Emphasis"><text:span text:style-name="T32">Tapera oferece bom custo-benefício para morar?, </text:span></text:span><text:span text:style-name="Strong_20_Emphasis"><text:span text:style-name="T33">2024. Disponível em: </text:span></text:span><text:a xlink:type="simple" xlink:href="https://santailha.com.br/guia-de-bairros/tapera/" text:style-name="Internet_20_link" text:visited-style-name="Visited_20_Internet_20_Link"><text:span text:style-name="T32">https://santailha.com.br/guia-de-bairros/tapera/</text:span></text:a><text:span text:style-name="T32">. </text:span><text:span text:style-name="T33">Acesso em 19/12/2024.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21:08:44.067000000</meta:creation-date>
    <dc:date>2024-12-19T13:15:34.991000000</dc:date>
    <meta:editing-duration>PT38M51S</meta:editing-duration>
    <meta:editing-cycles>6</meta:editing-cycles>
    <meta:generator>LibreOffice/24.2.2.2$Windows_X86_64 LibreOffice_project/d56cc158d8a96260b836f100ef4b4ef25d6f1a01</meta:generator>
    <meta:print-date>2024-12-19T13:11:24.295000000</meta:print-date>
    <meta:printed-by>Arquivos PDF</meta:printed-by>
    <meta:document-statistic meta:table-count="0" meta:image-count="0" meta:object-count="0" meta:page-count="2" meta:paragraph-count="28" meta:word-count="662" meta:character-count="4304" meta:non-whitespace-character-count="3668"/>
  </office:meta>
</office:document-meta>
</file>